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fo:line-height="137%"/>
      <style:text-properties style:font-name="Arial" fo:color="#000000" fo:font-size="18pt" style:font-size-asian="18pt"/>
    </style:style>
    <style:style style:name="P2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3" style:parent-style-name="Textbody" style:family="paragraph">
      <style:paragraph-properties fo:margin-bottom="0in" fo:line-height="137%"/>
    </style:style>
    <style:style style:name="T4" style:parent-style-name="Fuentedepárrafopredeter." style:family="text">
      <style:text-properties fo:color="#000000"/>
    </style:style>
    <style:style style:name="T5" style:parent-style-name="Fuentedepárrafopredeter." style:family="text">
      <style:text-properties style:font-name="Arial" fo:color="#000000" fo:font-size="10.5pt" style:font-size-asian="10.5pt"/>
    </style:style>
    <style:style style:name="P6" style:parent-style-name="Textbody" style:family="paragraph">
      <style:paragraph-properties fo:margin-bottom="0in" fo:line-height="137%"/>
    </style:style>
    <style:style style:name="T7" style:parent-style-name="Fuentedepárrafopredeter." style:family="text">
      <style:text-properties fo:color="#000000"/>
    </style:style>
    <style:style style:name="T8" style:parent-style-name="Fuentedepárrafopredeter." style:family="text">
      <style:text-properties style:font-name="Arial" fo:color="#000000" fo:font-size="10.5pt" style:font-size-asian="10.5pt"/>
    </style:style>
    <style:style style:name="P9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0" style:parent-style-name="Textbody" style:family="paragraph">
      <style:paragraph-properties fo:margin-bottom="0in" fo:line-height="137%"/>
    </style:style>
    <style:style style:name="T11" style:parent-style-name="Fuentedepárrafopredeter." style:family="text">
      <style:text-properties fo:color="#000000"/>
    </style:style>
    <style:style style:name="T12" style:parent-style-name="Fuentedepárrafopredeter." style:family="text">
      <style:text-properties style:font-name="Arial" fo:color="#000000" fo:font-size="10.5pt" style:font-size-asian="10.5pt"/>
    </style:style>
    <style:style style:name="P13" style:parent-style-name="Textbody" style:family="paragraph">
      <style:paragraph-properties fo:margin-bottom="0in" fo:line-height="137%"/>
    </style:style>
    <style:style style:name="T14" style:parent-style-name="Fuentedepárrafopredeter." style:family="text">
      <style:text-properties fo:color="#000000"/>
    </style:style>
    <style:style style:name="T15" style:parent-style-name="Fuentedepárrafopredeter." style:family="text">
      <style:text-properties style:font-name="Arial" fo:color="#000000" fo:font-size="10.5pt" style:font-size-asian="10.5pt"/>
    </style:style>
    <style:style style:name="P16" style:parent-style-name="Textbody" style:family="paragraph">
      <style:paragraph-properties fo:margin-bottom="0in" fo:line-height="137%"/>
    </style:style>
    <style:style style:name="T17" style:parent-style-name="Fuentedepárrafopredeter." style:family="text">
      <style:text-properties fo:color="#000000"/>
    </style:style>
    <style:style style:name="T18" style:parent-style-name="Fuentedepárrafopredeter." style:family="text">
      <style:text-properties style:font-name="Arial" fo:color="#000000" fo:font-size="10.5pt" style:font-size-asian="10.5pt"/>
    </style:style>
    <style:style style:name="T19" style:parent-style-name="Fuentedepárrafopredeter." style:family="text">
      <style:text-properties style:font-name="Arial" fo:color="#000000" fo:font-size="10.5pt" style:font-size-asian="10.5pt"/>
    </style:style>
    <style:style style:name="P20" style:parent-style-name="Textbody" style:family="paragraph">
      <style:paragraph-properties fo:margin-bottom="0in" fo:line-height="137%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style:font-name="Arial" fo:color="#000000" fo:font-size="10.5pt" style:font-size-asian="10.5pt"/>
    </style:style>
    <style:style style:name="P23" style:parent-style-name="Textbody" style:family="paragraph">
      <style:paragraph-properties fo:margin-bottom="0in" fo:line-height="137%"/>
    </style:style>
    <style:style style:name="T24" style:parent-style-name="Fuentedepárrafopredeter." style:family="text">
      <style:text-properties fo:color="#000000"/>
    </style:style>
    <style:style style:name="T25" style:parent-style-name="Fuentedepárrafopredeter." style:family="text">
      <style:text-properties style:font-name="Arial" fo:color="#000000" fo:font-size="10.5pt" style:font-size-asian="10.5pt"/>
    </style:style>
    <style:style style:name="P26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27" style:parent-style-name="Textbody" style:family="paragraph">
      <style:paragraph-properties fo:margin-bottom="0in" fo:line-height="137%"/>
    </style:style>
    <style:style style:name="T28" style:parent-style-name="Fuentedepárrafopredeter." style:family="text">
      <style:text-properties fo:color="#000000"/>
    </style:style>
    <style:style style:name="T29" style:parent-style-name="Fuentedepárrafopredeter." style:family="text">
      <style:text-properties style:font-name="Arial" fo:color="#000000" fo:font-size="10.5pt" style:font-size-asian="10.5pt"/>
    </style:style>
    <style:style style:name="P30" style:parent-style-name="Textbody" style:family="paragraph">
      <style:paragraph-properties fo:margin-bottom="0in" fo:line-height="137%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style:font-name="Arial" fo:color="#000000" fo:font-size="10.5pt" style:font-size-asian="10.5pt"/>
    </style:style>
    <style:style style:name="P33" style:parent-style-name="Textbody" style:family="paragraph">
      <style:paragraph-properties fo:margin-bottom="0in" fo:line-height="137%"/>
    </style:style>
    <style:style style:name="T34" style:parent-style-name="Fuentedepárrafopredeter." style:family="text">
      <style:text-properties fo:color="#000000"/>
    </style:style>
    <style:style style:name="T35" style:parent-style-name="Fuentedepárrafopredeter." style:family="text">
      <style:text-properties style:font-name="Arial" fo:color="#000000" fo:font-size="10.5pt" style:font-size-asian="10.5pt"/>
    </style:style>
    <style:style style:name="P36" style:parent-style-name="Textbody" style:family="paragraph">
      <style:paragraph-properties fo:margin-bottom="0in" fo:line-height="137%"/>
    </style:style>
    <style:style style:name="T37" style:parent-style-name="Fuentedepárrafopredeter." style:family="text">
      <style:text-properties fo:color="#000000"/>
    </style:style>
    <style:style style:name="T38" style:parent-style-name="Fuentedepárrafopredeter." style:family="text">
      <style:text-properties style:font-name="Arial" fo:color="#000000" fo:font-size="10.5pt" style:font-size-asian="10.5pt"/>
    </style:style>
    <style:style style:name="P39" style:parent-style-name="Textbody" style:family="paragraph">
      <style:paragraph-properties fo:margin-bottom="0in" fo:line-height="137%"/>
    </style:style>
    <style:style style:name="T40" style:parent-style-name="Fuentedepárrafopredeter." style:family="text">
      <style:text-properties fo:color="#000000"/>
    </style:style>
    <style:style style:name="T41" style:parent-style-name="Fuentedepárrafopredeter." style:family="text">
      <style:text-properties style:font-name="Arial" fo:color="#000000" fo:font-size="10.5pt" style:font-size-asian="10.5pt"/>
    </style:style>
    <style:style style:name="P42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43" style:parent-style-name="Textbody" style:family="paragraph">
      <style:paragraph-properties fo:margin-bottom="0in" fo:line-height="137%"/>
    </style:style>
    <style:style style:name="T44" style:parent-style-name="Fuentedepárrafopredeter." style:family="text">
      <style:text-properties fo:color="#000000"/>
    </style:style>
    <style:style style:name="T45" style:parent-style-name="Fuentedepárrafopredeter." style:family="text">
      <style:text-properties style:font-name="Arial" fo:color="#000000" fo:font-size="10.5pt" style:font-size-asian="10.5pt"/>
    </style:style>
    <style:style style:name="P46" style:parent-style-name="Textbody" style:family="paragraph">
      <style:paragraph-properties fo:margin-bottom="0in" fo:line-height="137%"/>
    </style:style>
    <style:style style:name="T47" style:parent-style-name="Fuentedepárrafopredeter." style:family="text">
      <style:text-properties fo:color="#000000"/>
    </style:style>
    <style:style style:name="T48" style:parent-style-name="Fuentedepárrafopredeter." style:family="text">
      <style:text-properties style:font-name="Arial" fo:color="#000000" fo:font-size="10.5pt" style:font-size-asian="10.5pt"/>
    </style:style>
    <style:style style:name="P49" style:parent-style-name="Textbody" style:family="paragraph">
      <style:paragraph-properties fo:margin-bottom="0in" fo:line-height="137%"/>
    </style:style>
    <style:style style:name="T50" style:parent-style-name="Fuentedepárrafopredeter." style:family="text">
      <style:text-properties fo:color="#000000"/>
    </style:style>
    <style:style style:name="T51" style:parent-style-name="Fuentedepárrafopredeter." style:family="text">
      <style:text-properties style:font-name="Arial" fo:color="#000000" fo:font-size="10.5pt" style:font-size-asian="10.5pt"/>
    </style:style>
    <style:style style:name="P52" style:parent-style-name="Textbody" style:family="paragraph">
      <style:paragraph-properties fo:margin-bottom="0in" fo:line-height="137%"/>
    </style:style>
    <style:style style:name="T53" style:parent-style-name="Fuentedepárrafopredeter." style:family="text">
      <style:text-properties fo:color="#000000"/>
    </style:style>
    <style:style style:name="T54" style:parent-style-name="Fuentedepárrafopredeter." style:family="text">
      <style:text-properties style:font-name="Arial" fo:color="#000000" fo:font-size="10.5pt" style:font-size-asian="10.5pt"/>
    </style:style>
    <style:style style:name="P55" style:parent-style-name="Textbody" style:family="paragraph">
      <style:paragraph-properties fo:margin-bottom="0in" fo:line-height="137%"/>
    </style:style>
    <style:style style:name="T56" style:parent-style-name="Fuentedepárrafopredeter." style:family="text">
      <style:text-properties fo:color="#000000"/>
    </style:style>
    <style:style style:name="T57" style:parent-style-name="Fuentedepárrafopredeter." style:family="text">
      <style:text-properties style:font-name="Arial" fo:color="#000000" fo:font-size="10.5pt" style:font-size-asian="10.5pt"/>
    </style:style>
    <style:style style:name="P58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59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0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1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2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3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4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5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6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7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8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69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70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71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72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73" style:parent-style-name="Textbody" style:family="paragraph">
      <style:paragraph-properties fo:margin-bottom="0in" fo:line-height="137%"/>
    </style:style>
    <style:style style:name="T74" style:parent-style-name="Fuentedepárrafopredeter." style:family="text">
      <style:text-properties fo:color="#000000"/>
    </style:style>
    <style:style style:name="T75" style:parent-style-name="Fuentedepárrafopredeter." style:family="text">
      <style:text-properties fo:color="#000000"/>
    </style:style>
    <style:style style:name="T76" style:parent-style-name="Fuentedepárrafopredeter." style:family="text">
      <style:text-properties style:font-name="Arial" fo:color="#000000" fo:font-size="9.5pt" style:font-size-asian="9.5pt"/>
    </style:style>
    <style:style style:name="P77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78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79" style:parent-style-name="Textbody" style:family="paragraph">
      <style:paragraph-properties fo:margin-bottom="0in" fo:line-height="137%"/>
    </style:style>
    <style:style style:name="T80" style:parent-style-name="Fuentedepárrafopredeter." style:family="text">
      <style:text-properties fo:color="#000000"/>
    </style:style>
    <style:style style:name="P81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82" style:parent-style-name="Textbody" style:family="paragraph">
      <style:paragraph-properties fo:margin-bottom="0in" fo:line-height="137%"/>
    </style:style>
    <style:style style:name="T83" style:parent-style-name="Fuentedepárrafopredeter." style:family="text">
      <style:text-properties fo:color="#000000"/>
    </style:style>
    <style:style style:name="P84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85" style:parent-style-name="Textbody" style:family="paragraph">
      <style:paragraph-properties fo:margin-bottom="0in" fo:line-height="137%"/>
    </style:style>
    <style:style style:name="T86" style:parent-style-name="Fuentedepárrafopredeter." style:family="text">
      <style:text-properties fo:color="#000000"/>
    </style:style>
    <style:style style:name="P87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88" style:parent-style-name="Textbody" style:family="paragraph">
      <style:paragraph-properties fo:margin-bottom="0in" fo:line-height="137%"/>
    </style:style>
    <style:style style:name="T89" style:parent-style-name="Fuentedepárrafopredeter." style:family="text">
      <style:text-properties fo:color="#000000"/>
    </style:style>
    <style:style style:name="P90" style:parent-style-name="Textbody" style:family="paragraph">
      <style:paragraph-properties fo:margin-bottom="0in" fo:line-height="137%"/>
    </style:style>
    <style:style style:name="T91" style:parent-style-name="Fuentedepárrafopredeter." style:family="text">
      <style:text-properties fo:color="#000000"/>
    </style:style>
    <style:style style:name="P92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93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94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95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96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97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98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99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00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01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02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03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04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05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06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07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08" style:parent-style-name="Textbody" style:family="paragraph">
      <style:paragraph-properties fo:margin-bottom="0in" fo:line-height="137%"/>
    </style:style>
    <style:style style:name="T109" style:parent-style-name="Fuentedepárrafopredeter." style:family="text">
      <style:text-properties fo:color="#000000"/>
    </style:style>
    <style:style style:name="P110" style:parent-style-name="Textbody" style:family="paragraph">
      <style:paragraph-properties fo:margin-bottom="0in" fo:line-height="137%"/>
      <style:text-properties style:font-name="Arial" fo:color="#000000" fo:font-size="18pt" style:font-size-asian="18pt"/>
    </style:style>
    <style:style style:name="P111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12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13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14" style:parent-style-name="Textbody" style:family="paragraph">
      <style:paragraph-properties fo:margin-bottom="0in" fo:line-height="137%"/>
    </style:style>
    <style:style style:name="T115" style:parent-style-name="Fuentedepárrafopredeter." style:family="text">
      <style:text-properties fo:color="#000000"/>
    </style:style>
    <style:style style:name="T116" style:parent-style-name="Fuentedepárrafopredeter." style:family="text">
      <style:text-properties style:font-name="Arial" fo:color="#000000" fo:font-size="10.5pt" style:font-size-asian="10.5pt"/>
    </style:style>
    <style:style style:name="P117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18" style:parent-style-name="Textbody" style:family="paragraph">
      <style:paragraph-properties fo:margin-bottom="0in" fo:line-height="137%"/>
    </style:style>
    <style:style style:name="T119" style:parent-style-name="Fuentedepárrafopredeter." style:family="text">
      <style:text-properties fo:color="#000000"/>
    </style:style>
    <style:style style:name="T120" style:parent-style-name="Fuentedepárrafopredeter." style:family="text">
      <style:text-properties style:font-name="Arial" fo:color="#000000" fo:font-size="10.5pt" style:font-size-asian="10.5pt"/>
    </style:style>
    <style:style style:name="P121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22" style:parent-style-name="Textbody" style:family="paragraph">
      <style:paragraph-properties fo:margin-bottom="0in" fo:line-height="137%"/>
    </style:style>
    <style:style style:name="T123" style:parent-style-name="Fuentedepárrafopredeter." style:family="text">
      <style:text-properties fo:color="#000000"/>
    </style:style>
    <style:style style:name="T124" style:parent-style-name="Fuentedepárrafopredeter." style:family="text">
      <style:text-properties style:font-name="Arial" fo:color="#000000" fo:font-size="10.5pt" style:font-size-asian="10.5pt"/>
    </style:style>
    <style:style style:name="P125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26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27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28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29" style:parent-style-name="Textbody" style:family="paragraph">
      <style:paragraph-properties fo:margin-bottom="0in" fo:line-height="137%"/>
    </style:style>
    <style:style style:name="T130" style:parent-style-name="Fuentedepárrafopredeter." style:family="text">
      <style:text-properties fo:color="#000000"/>
    </style:style>
    <style:style style:name="T131" style:parent-style-name="Fuentedepárrafopredeter." style:family="text">
      <style:text-properties style:font-name="Arial" fo:color="#000000" fo:font-size="10.5pt" style:font-size-asian="10.5pt"/>
    </style:style>
    <style:style style:name="P132" style:parent-style-name="Textbody" style:family="paragraph">
      <style:paragraph-properties fo:margin-bottom="0in" fo:line-height="137%"/>
    </style:style>
    <style:style style:name="T133" style:parent-style-name="Fuentedepárrafopredeter." style:family="text">
      <style:text-properties fo:color="#000000"/>
    </style:style>
    <style:style style:name="T134" style:parent-style-name="Fuentedepárrafopredeter." style:family="text">
      <style:text-properties style:font-name="Arial" fo:color="#000000" fo:font-size="10.5pt" style:font-size-asian="10.5pt"/>
    </style:style>
    <style:style style:name="P135" style:parent-style-name="Textbody" style:family="paragraph">
      <style:paragraph-properties fo:margin-bottom="0in" fo:line-height="137%"/>
    </style:style>
    <style:style style:name="T136" style:parent-style-name="Fuentedepárrafopredeter." style:family="text">
      <style:text-properties fo:color="#000000"/>
    </style:style>
    <style:style style:name="T137" style:parent-style-name="Fuentedepárrafopredeter." style:family="text">
      <style:text-properties style:font-name="Arial" fo:color="#000000" fo:font-size="10.5pt" style:font-size-asian="10.5pt"/>
    </style:style>
    <style:style style:name="P138" style:parent-style-name="Textbody" style:family="paragraph">
      <style:paragraph-properties fo:margin-bottom="0in" fo:line-height="137%"/>
    </style:style>
    <style:style style:name="T139" style:parent-style-name="Fuentedepárrafopredeter." style:family="text">
      <style:text-properties fo:color="#000000"/>
    </style:style>
    <style:style style:name="T140" style:parent-style-name="Fuentedepárrafopredeter." style:family="text">
      <style:text-properties style:font-name="Arial" fo:color="#000000" fo:font-size="10.5pt" style:font-size-asian="10.5pt"/>
    </style:style>
    <style:style style:name="P141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2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3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4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5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6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7" style:parent-style-name="Textbody" style:family="paragraph">
      <style:paragraph-properties fo:margin-bottom="0in" fo:line-height="137%"/>
    </style:style>
    <style:style style:name="T148" style:parent-style-name="Fuentedepárrafopredeter." style:family="text">
      <style:text-properties fo:color="#000000"/>
    </style:style>
    <style:style style:name="T149" style:parent-style-name="Fuentedepárrafopredeter." style:family="text">
      <style:text-properties style:font-name="Arial" fo:color="#000000" fo:font-size="10.5pt" style:font-size-asian="10.5pt"/>
    </style:style>
    <style:style style:name="P150" style:parent-style-name="Textbody" style:family="paragraph">
      <style:paragraph-properties fo:margin-bottom="0in" fo:line-height="137%"/>
      <style:text-properties style:font-name="Arial" fo:color="#000000" fo:font-size="18pt" style:font-size-asian="18pt"/>
    </style:style>
    <style:style style:name="P151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52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53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54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55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56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57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58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59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0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1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2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3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4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5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6" style:parent-style-name="Textbody" style:family="paragraph">
      <style:paragraph-properties fo:margin-bottom="0in" fo:line-height="137%"/>
      <style:text-properties style:font-name="Arial" fo:color="#000000" fo:font-size="18pt" style:font-size-asian="18pt"/>
    </style:style>
    <style:style style:name="P167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8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9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0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1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2" style:parent-style-name="Textbody" style:family="paragraph">
      <style:paragraph-properties fo:margin-bottom="0in" fo:line-height="137%"/>
      <style:text-properties style:font-name="Arial" fo:color="#000000" fo:font-size="18pt" style:font-size-asian="18pt"/>
    </style:style>
    <style:style style:name="P173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4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5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6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7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8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9" style:parent-style-name="Textbody" style:family="paragraph">
      <style:paragraph-properties fo:margin-bottom="0in" fo:line-height="137%"/>
      <style:text-properties style:font-name="Arial" fo:color="#000000" fo:font-size="18pt" style:font-size-asian="18pt"/>
    </style:style>
    <style:style style:name="P180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81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82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83" style:parent-style-name="Textbody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84" style:parent-style-name="Textbody" style:family="paragraph">
      <style:paragraph-properties fo:margin-bottom="0in" fo:line-height="137%"/>
    </style:style>
    <style:style style:name="T185" style:parent-style-name="Fuentedepárrafopredeter." style:family="text">
      <style:text-properties style:font-name="Arial" fo:color="#000000" fo:font-size="9.5pt" style:font-size-asian="9.5pt"/>
    </style:style>
    <style:style style:name="T186" style:parent-style-name="Fuentedepárrafopredeter." style:family="text">
      <style:text-properties fo:color="#000000"/>
    </style:style>
    <style:style style:name="P187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88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89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90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91" style:parent-style-name="Textbody" style:family="paragraph">
      <style:paragraph-properties fo:margin-bottom="0in" fo:line-height="137%"/>
    </style:style>
    <style:style style:name="T192" style:parent-style-name="Fuentedepárrafopredeter." style:family="text">
      <style:text-properties fo:color="#000000"/>
    </style:style>
    <style:style style:name="P193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94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95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96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97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98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199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00" style:parent-style-name="Textbody" style:family="paragraph">
      <style:paragraph-properties fo:margin-bottom="0in" fo:line-height="137%"/>
    </style:style>
    <style:style style:name="T201" style:parent-style-name="Fuentedepárrafopredeter." style:family="text">
      <style:text-properties fo:color="#000000"/>
    </style:style>
    <style:style style:name="P202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03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04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05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06" style:parent-style-name="Textbody" style:family="paragraph">
      <style:paragraph-properties fo:margin-bottom="0in" fo:line-height="137%"/>
    </style:style>
    <style:style style:name="T207" style:parent-style-name="Fuentedepárrafopredeter." style:family="text">
      <style:text-properties style:font-name="Arial" fo:color="#000000" fo:font-size="9.5pt" style:font-size-asian="9.5pt"/>
    </style:style>
    <style:style style:name="T208" style:parent-style-name="Fuentedepárrafopredeter." style:family="text">
      <style:text-properties fo:color="#000000"/>
    </style:style>
    <style:style style:name="P209" style:parent-style-name="Textbody" style:family="paragraph">
      <style:paragraph-properties fo:margin-bottom="0in" fo:line-height="137%"/>
      <style:text-properties fo:color="#000000"/>
    </style:style>
    <style:style style:name="P210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11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12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13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14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15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16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17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18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19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20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21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22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23" style:parent-style-name="Textbody" style:family="paragraph">
      <style:paragraph-properties fo:margin-bottom="0in" fo:line-height="137%"/>
    </style:style>
    <style:style style:name="T224" style:parent-style-name="Fuentedepárrafopredeter." style:family="text">
      <style:text-properties fo:color="#000000"/>
    </style:style>
    <style:style style:name="P225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26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27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28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29" style:parent-style-name="Textbody" style:family="paragraph">
      <style:paragraph-properties fo:margin-bottom="0in" fo:line-height="137%"/>
    </style:style>
    <style:style style:name="T230" style:parent-style-name="Fuentedepárrafopredeter." style:family="text">
      <style:text-properties fo:color="#000000"/>
    </style:style>
    <style:style style:name="P231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32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33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  <style:style style:name="P234" style:parent-style-name="Textbody" style:family="paragraph">
      <style:paragraph-properties fo:margin-bottom="0in" fo:line-height="137%"/>
      <style:text-properties style:font-name="Arial" fo:color="#000000" fo:font-size="9.5pt" style:font-size-asian="9.5pt"/>
    </style:style>
  </office:automatic-styles>
  <office:body>
    <office:text text:use-soft-page-breaks="true">
      <text:p text:style-name="P1"><text:bookmark-start text:name="docs-internal-guid-3bff3f63-4bca-c22f-76"/><text:bookmark-end text:name="docs-internal-guid-3bff3f63-4bca-c22f-76"/>El mar sigue adelante</text:p>
      <text:p text:style-name="Textbody"/>
      <text:p text:style-name="P2">Entre tanto guijarro de la orilla</text:p>
      <text:p text:style-name="P3"><text:span text:style-name="T4"> </text:span><text:span text:style-name="T5">no sabe el mar</text:span></text:p>
      <text:p text:style-name="P6"><text:span text:style-name="T7">    </text:span><text:span text:style-name="T8">en dónde deshacerse</text:span></text:p>
      <text:p text:style-name="Textbody"/>
      <text:p text:style-name="P9">¿Cuándo terminará su infernidad</text:p>
      <text:p text:style-name="P10"><text:span text:style-name="T11">  </text:span><text:span text:style-name="T12">que lo ciñe</text:span></text:p>
      <text:p text:style-name="P13"><text:span text:style-name="T14">     </text:span><text:span text:style-name="T15">a la tierra enemiga</text:span></text:p>
      <text:p text:style-name="P16"><text:span text:style-name="T17">       </text:span><text:span text:style-name="T18">como<text:s/></text:span><text:span text:style-name="T19">instrumento de tortura</text:span></text:p>
      <text:p text:style-name="P20"><text:span text:style-name="T21">         </text:span><text:span text:style-name="T22">y no lo deja agonizar</text:span></text:p>
      <text:p text:style-name="P23"><text:span text:style-name="T24">           </text:span><text:span text:style-name="T25">no le otorga un minuto de reposo?</text:span></text:p>
      <text:p text:style-name="Textbody"/>
      <text:p text:style-name="P26">Tigre entre la olarasca</text:p>
      <text:p text:style-name="P27"><text:span text:style-name="T28"> </text:span><text:span text:style-name="T29">de su absoluta impermanencia</text:span></text:p>
      <text:p text:style-name="P30"><text:span text:style-name="T31">   </text:span><text:span text:style-name="T32">Las vueltas</text:span></text:p>
      <text:p text:style-name="P33"><text:span text:style-name="T34">     </text:span><text:span text:style-name="T35">jamás serán iguales</text:span></text:p>
      <text:p text:style-name="P36"><text:span text:style-name="T37">       </text:span><text:span text:style-name="T38">La prisión</text:span></text:p>
      <text:p text:style-name="P39"><text:span text:style-name="T40">         </text:span><text:span text:style-name="T41">es siempre idéntica a sí misma</text:span></text:p>
      <text:p text:style-name="Textbody"/>
      <text:p text:style-name="P42">Y<text:s/>cada ola quisiera ser la última</text:p>
      <text:p text:style-name="P43"><text:span text:style-name="T44"> </text:span><text:span text:style-name="T45">quedarse congelada</text:span></text:p>
      <text:p text:style-name="P46"><text:span text:style-name="T47">    </text:span><text:span text:style-name="T48">en la boca de sal y arena</text:span></text:p>
      <text:p text:style-name="P49"><text:span text:style-name="T50">        </text:span><text:span text:style-name="T51">que mudamente</text:span></text:p>
      <text:p text:style-name="P52"><text:span text:style-name="T53">          </text:span><text:span text:style-name="T54">le está diciendo siempre:</text:span></text:p>
      <text:p text:style-name="P55"><text:span text:style-name="T56">             </text:span><text:span text:style-name="T57">Adelante</text:span></text:p>
      <text:p text:style-name="Textbody"/>
      <text:p text:style-name="P58">Éxodo</text:p>
      <text:p text:style-name="Textbody"/>
      <text:p text:style-name="P59">En lo alto del día</text:p>
      <text:p text:style-name="P60">eres aquel que vuelve</text:p>
      <text:p text:style-name="P61">a borrar de la arena la oquedad de su paso;</text:p>
      <text:p text:style-name="P62">el miserable héroe que escapó del combate</text:p>
      <text:p text:style-name="P63">y apoyado en su escudo mira arder la derrota;</text:p>
      <text:p text:style-name="P64">el náufrago sin nombre que se aferra a otro cuerpo</text:p>
      <text:p text:style-name="P65">para que el mar no arroje su cadáver a solas;</text:p>
      <text:p text:style-name="P66">el perpetuo exiliado que en el desierto mira</text:p>
      <text:p text:style-name="P67">crecer hondas ciudades que<text:s/>en el sol retroceden;</text:p>
      <text:p text:style-name="P68">el que clavó sus armas en la piel de un dios muerto</text:p>
      <text:p text:style-name="P69">el que escucha en el alba cantar un gallo y otro</text:p>
      <text:p text:style-name="P70">porque las profecías se están cumpliendo: atónito</text:p>
      <text:p text:style-name="P71">y sin embargo cierto de haber negado todo;</text:p>
      <text:p text:style-name="P72">el que abre la mano</text:p>
      <text:p text:style-name="P73"><text:span text:style-name="T74">                    </text:span><text:span text:style-name="T75">             </text:span><text:span text:style-name="T76">y recibe la noche.</text:span></text:p>
      <text:p text:style-name="P77">Gota de lluvia</text:p>
      <text:p text:style-name="P78">Una gota de lluvia temblaba en la enredadera.</text:p>
      <text:p text:style-name="P79"><text:span text:style-name="T80">       </text:span></text:p>
      <text:p text:style-name="P81">Toda la noche estaba en esa humedad sombría</text:p>
      <text:p text:style-name="P82"><text:span text:style-name="T83">       </text:span></text:p>
      <text:p text:style-name="P84">que de repente</text:p>
      <text:p text:style-name="P85"><text:span text:style-name="T86">       </text:span></text:p>
      <text:p text:style-name="P87">iluminó la luna.</text:p>
      <text:p text:style-name="P88"><text:span text:style-name="T89">       </text:span></text:p>
      <text:p text:style-name="Textbody"/>
      <text:p text:style-name="P90"><text:span text:style-name="T91">       </text:span></text:p>
      <text:p text:style-name="P92">Indeseable</text:p>
      <text:p text:style-name="Textbody"/>
      <text:p text:style-name="P93">No me deja pasar el guardia.</text:p>
      <text:p text:style-name="P94">He traspasado el límite de edad.</text:p>
      <text:p text:style-name="P95">Provengo de un país que ya no existe.</text:p>
      <text:p text:style-name="P96">Mis papeles no están en orden.</text:p>
      <text:p text:style-name="P97">Me falta un sello.</text:p>
      <text:p text:style-name="P98">Necesito otra firma.</text:p>
      <text:p text:style-name="P99">No hablo el idioma.</text:p>
      <text:p text:style-name="P100">No tengo cuenta en el banco.</text:p>
      <text:p text:style-name="P101">Reprobé el examen de admisión.</text:p>
      <text:p text:style-name="P102">Cancelaron mi puesto en la gran fábrica.</text:p>
      <text:p text:style-name="P103">Me desemplearon hoy y para siempre.</text:p>
      <text:p text:style-name="P104">Carezco por completo de influencias.</text:p>
      <text:p text:style-name="P105">Llevo aquí en este mundo largo tiempo.</text:p>
      <text:p text:style-name="P106">Y nuestros amos dicen que ya es hora</text:p>
      <text:p text:style-name="P107">de callarme y hundirme en la basura.</text:p>
      <text:p text:style-name="P108"><text:span text:style-name="T109">       </text:span></text:p>
      <text:p text:style-name="Textbody"/>
      <text:p text:style-name="P110">Fin de siglo</text:p>
      <text:p text:style-name="Textbody"/>
      <text:p text:style-name="P111">«La sangre derramada clama venganza».</text:p>
      <text:p text:style-name="P112">Y<text:s/>la venganza no puede engendrar</text:p>
      <text:p text:style-name="P113">sino más sangre derramada</text:p>
      <text:p text:style-name="P114"><text:span text:style-name="T115">          </text:span><text:span text:style-name="T116">¿Quién soy:</text:span></text:p>
      <text:p text:style-name="P117">el guarda de mi hermano o aquel</text:p>
      <text:p text:style-name="P118"><text:span text:style-name="T119">          </text:span><text:span text:style-name="T120">a quien adiestraron</text:span></text:p>
      <text:p text:style-name="P121">para aceptar la muerte de los demás,</text:p>
      <text:p text:style-name="P122"><text:span text:style-name="T123">          </text:span><text:span text:style-name="T124">no la propia muerte?</text:span></text:p>
      <text:p text:style-name="P125">¿A nombre de qué puedo condenar a muerte</text:p>
      <text:p text:style-name="P126">a otros por lo que son o piensan?</text:p>
      <text:p text:style-name="P127">Pero ¿cómo dejar impunes</text:p>
      <text:p text:style-name="P128">la tortura o el genocidio o el matar de hambre?</text:p>
      <text:p text:style-name="P129"><text:span text:style-name="T130">           </text:span><text:span text:style-name="T131">No quiero nada para mí:</text:span></text:p>
      <text:p text:style-name="P132"><text:span text:style-name="T133">           </text:span><text:span text:style-name="T134">sólo anhelo</text:span></text:p>
      <text:p text:style-name="P135"><text:span text:style-name="T136">           </text:span><text:span text:style-name="T137">lo posible imposible:</text:span></text:p>
      <text:p text:style-name="P138"><text:span text:style-name="T139">           </text:span><text:span text:style-name="T140">un mundo sin víctimas.</text:span></text:p>
      <text:p text:style-name="Textbody"/>
      <text:p text:style-name="P141">Cómo lograrlo no está en mi<text:s/>poder;</text:p>
      <text:p text:style-name="P142">escapa a mi pequeñez, a mi pobre intento</text:p>
      <text:p text:style-name="P143">de vaciar el mar de sangre que es nuestro siglo</text:p>
      <text:p text:style-name="Textbody"/>
      <text:p text:style-name="P144">con el cuenco trémulo de la mano</text:p>
      <text:p text:style-name="P145">Mientras escribo llega el crepúsculo</text:p>
      <text:p text:style-name="P146">cerca de mí los gritos que no han cesado</text:p>
      <text:p text:style-name="P147"><text:span text:style-name="T148">           </text:span><text:span text:style-name="T149">no me dejan cerrar los ojos</text:span></text:p>
      <text:p text:style-name="Textbody"/>
      <text:p text:style-name="P150">Lluvia<text:s/>de sol</text:p>
      <text:p text:style-name="Textbody"/>
      <text:p text:style-name="P151">La muchacha desnuda toma el sol</text:p>
      <text:p text:style-name="P152">apenas cubierta</text:p>
      <text:p text:style-name="P153">por la presencia de las frondas.</text:p>
      <text:p text:style-name="Textbody"/>
      <text:p text:style-name="P154">Abre su cuerpo al sol</text:p>
      <text:p text:style-name="P155">que en lluvia de fuego</text:p>
      <text:p text:style-name="P156">la llena de luz.</text:p>
      <text:p text:style-name="P157">Entre sus ojos cerrados</text:p>
      <text:p text:style-name="P158">la eternidad se vuelve instante de oro.</text:p>
      <text:p text:style-name="P159">La luz nació para que el resplandor de<text:s/>este cuerpo</text:p>
      <text:p text:style-name="Textbody"/>
      <text:p text:style-name="P160">le diera vida.</text:p>
      <text:p text:style-name="P161">Un día más</text:p>
      <text:p text:style-name="P162">sobrevive la tierra gracias a ella</text:p>
      <text:p text:style-name="P163">que sin saberlo</text:p>
      <text:p text:style-name="P164">es el sol</text:p>
      <text:p text:style-name="P165">entre el rumor de las frondas</text:p>
      <text:p text:style-name="Textbody"/>
      <text:p text:style-name="P166">Mar eterno</text:p>
      <text:p text:style-name="Textbody"/>
      <text:p text:style-name="P167">Digamos que no tiene comienzo el mar</text:p>
      <text:p text:style-name="P168">Empieza donde<text:s/></text:p>
      <text:p text:style-name="P169"/>
      <text:p text:style-name="P170">lo hallas por vez primera</text:p>
      <text:p text:style-name="P171">y te sale al encuentro por todas partes</text:p>
      <text:p text:style-name="Textbody"/>
      <text:p text:style-name="P172">Piedra</text:p>
      <text:p text:style-name="Textbody"/>
      <text:p text:style-name="P173">Lo que dice la piedra</text:p>
      <text:p text:style-name="P174">sólo la noche puede descifrarlo</text:p>
      <text:p text:style-name="Textbody"/>
      <text:p text:style-name="P175">Nos mira con su cuerpo todo de ojos</text:p>
      <text:p text:style-name="P176">Con su inmovilidad nos desafía</text:p>
      <text:p text:style-name="P177">Sabe implacablemente ser permanencia</text:p>
      <text:p text:style-name="Textbody"/>
      <text:p text:style-name="P178">Ella es el mundo que otros desgarramos</text:p>
      <text:p text:style-name="Textbody"/>
      <text:p text:style-name="P179">Un marine</text:p>
      <text:p text:style-name="Textbody"/>
      <text:p text:style-name="P180">Quiso apagar incendios con el<text:s/>fuego.</text:p>
      <text:p text:style-name="P181">Murió en la selva de Vietnam</text:p>
      <text:p text:style-name="P182">y en vano.</text:p>
      <text:p text:style-name="Textbody"/>
      <text:p text:style-name="P183">La diosa blanca</text:p>
      <text:p text:style-name="Textbody"/>
      <text:p text:style-name="P184"><text:span text:style-name="T185">Porque sabe cuánto la quiero y cómo hablo de ella en<text:s/></text:span><text:span text:style-name="T186">       </text:span></text:p>
      <text:p text:style-name="P187">su ausencia,</text:p>
      <text:p text:style-name="P188">la nieve vino a despedirme.</text:p>
      <text:p text:style-name="P189">Pintó de Brueghel los árboles.</text:p>
      <text:p text:style-name="P190">Hizo dibujo de Hosukai el campo sombrío.</text:p>
      <text:p text:style-name="P191"><text:span text:style-name="T192">       </text:span></text:p>
      <text:p text:style-name="P193">Imposible dar gusto a todos.</text:p>
      <text:p text:style-name="P194">La nieve que para mí es la diosa, la novia,</text:p>
      <text:p text:style-name="P195">Astarté, Diana, la eterna muchacha,</text:p>
      <text:p text:style-name="P196">para otros es la enemiga, la bruja, la condenable a la hoguera.</text:p>
      <text:p text:style-name="P197">Estorba sus labores y sus ganancias.</text:p>
      <text:p text:style-name="P198">La odian por verla tanto y haber crecido con ella.</text:p>
      <text:p text:style-name="P199">La relacionan con el sudario y la muerte.</text:p>
      <text:p text:style-name="P200"><text:span text:style-name="T201">       </text:span></text:p>
      <text:p text:style-name="P202">A mis ojos en cambio es la joven vida, la Diosa Blanca</text:p>
      <text:p text:style-name="P203">que abre los brazos y nos envuelve por un segundo y se marcha.</text:p>
      <text:p text:style-name="P204">Le digo adiós, hasta luego, espero volver a verte algún día.</text:p>
      <text:p text:style-name="P205">Adiós, espuma del aire,<text:s/>isla que dura un instante.</text:p>
      <text:p text:style-name="Textbody"/>
      <text:p text:style-name="P206"><text:span text:style-name="T207">La flecha<text:s/></text:span><text:span text:style-name="T208">   </text:span></text:p>
      <text:p text:style-name="P209">   </text:p>
      <text:p text:style-name="P210">No importa que la flecha no alcance el blanco</text:p>
      <text:p text:style-name="P211">Mejor así</text:p>
      <text:p text:style-name="P212">No capturar ninguna presa</text:p>
      <text:p text:style-name="P213">No hacerle daño a nadie</text:p>
      <text:p text:style-name="P214">pues lo importante</text:p>
      <text:p text:style-name="P215">es el vuelo la trayectoria el impulso</text:p>
      <text:p text:style-name="P216">el tramo de aire recorrido en su ascenso</text:p>
      <text:p text:style-name="P217">la oscuridad que desaloja al clavarse</text:p>
      <text:p text:style-name="P218">vibrante</text:p>
      <text:p text:style-name="P219">en la extensión de la nada</text:p>
      <text:p text:style-name="Textbody"/>
      <text:p text:style-name="P220">Memoria</text:p>
      <text:p text:style-name="Textbody"/>
      <text:p text:style-name="P221">No tomes muy en serio</text:p>
      <text:p text:style-name="P222">lo que te dice la memoria.</text:p>
      <text:p text:style-name="P223"><text:span text:style-name="T224">       </text:span></text:p>
      <text:p text:style-name="P225">A lo mejor no hubo esa tarde.</text:p>
      <text:p text:style-name="P226">Quizá todo fue autoengaño.</text:p>
      <text:p text:style-name="P227">La gran pasión</text:p>
      <text:p text:style-name="P228">sólo existió en tu deseo.</text:p>
      <text:p text:style-name="P229"><text:span text:style-name="T230">       </text:span></text:p>
      <text:p text:style-name="P231">Quién te<text:s/>dice que no te está contando ficciones</text:p>
      <text:p text:style-name="P232">para alargar la prórroga del fin</text:p>
      <text:p text:style-name="P233">y sugerir que todo esto</text:p>
      <text:p text:style-name="P234">tuvo al menos algún sentid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el Espinosa</dc:creator>
    <meta:creation-date>2015-08-20T10:47:00Z</meta:creation-date>
    <dc:date>2017-05-04T17:58:00Z</dc:date>
    <meta:template xlink:href="Normal.dotm" xlink:type="simple"/>
    <meta:editing-cycles>3</meta:editing-cycles>
    <meta:editing-duration>PT74160S</meta:editing-duration>
    <meta:document-statistic meta:page-count="1" meta:paragraph-count="9" meta:word-count="752" meta:character-count="4884" meta:row-count="34" meta:non-whitespace-character-count="4141"/>
  </office:meta>
</office:document-meta>
</file>